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606cm" svg:height="12.723cm" svg:x="17.921cm" svg:y="3.241cm">
            <draw:object draw:notify-on-update-of-ranges="Sheet1.A2:Sheet1.A8 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4.994cm" svg:x="1.154cm" svg:y="10.226cm">
            <draw:object draw:notify-on-update-of-ranges="Sheet1.A12:Sheet1.A18 Sheet1.B11:Sheet1.B11 Sheet1.B12:Sheet1.B18 Sheet1.C11:Sheet1.C11 Sheet1.C12:Sheet1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Few Convolutions and Few Dense Layers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edium Convolutions Few Dense Layers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edium Convolutions Medium Dense Layers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edium Convolutions Few Dense Layers with larger Convolutions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edium Large Convolutions Many Dense Layers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ny Large Convolutions, Medium Dense Layers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everse Many Large Convolutions, Medium Dense 9.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0:43:15.457402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3:42:35.364968062</meta:creation-date>
    <meta:editing-duration>PT2H29M53S</meta:editing-duration>
    <meta:editing-cycles>4</meta:editing-cycles>
    <meta:generator>LibreOffice/7.2.5.2$Linux_X86_64 LibreOffice_project/20$Build-2</meta:generator>
    <dc:date>2022-02-17T13:00:23.077709625</dc:date>
    <meta:document-statistic meta:table-count="1" meta:cell-count="4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07cm" svg:height="12.724cm" xlink:href=".." xlink:type="simple" chart:class="chart:bar" chart:style-name="ch1">
        <chart:title svg:x="5.941cm" svg:y="0.39cm" chart:style-name="ch2">
          <text:p>Validation and Training Accuracy for Different Models</text:p>
        </chart:title>
        <chart:legend chart:legend-position="end" svg:x="20.344cm" svg:y="5.814cm" style:legend-expansion="high" chart:style-name="ch3"/>
        <chart:plot-area chart:style-name="ch4" table:cell-range-address="Sheet1.A1:Sheet1.C8" chart:data-source-has-labels="both" svg:x="1.463cm" svg:y="1.423cm" svg:width="18.429cm" svg:height="10.066cm">
          <chart:coordinate-region svg:x="4.069cm" svg:y="1.423cm" svg:width="14.996cm" svg:height="3.355cm"/>
          <chart:axis chart:dimension="x" chart:name="primary-x" chart:style-name="ch5" chartooo:axis-type="auto">
            <chartooo:date-scale/>
            <chart:title svg:x="10.17cm" svg:y="11.743cm" chart:style-name="ch6">
              <text:p>Model</text:p>
            </chart:title>
            <chart:categories table:cell-range-address="Sheet1.A2:Sheet1.A8"/>
          </chart:axis>
          <chart:axis chart:dimension="y" chart:name="primary-y" chart:style-name="ch7">
            <chart:title svg:x="0.451cm" svg:y="7.36cm" chart:style-name="ch8">
              <text:p>Accuracy %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bar">
            <chart:data-point chart:repeated="7"/>
          </chart:series>
          <chart:series chart:style-name="ch11" chart:values-cell-range-address="Sheet1.C2:Sheet1.C8" chart:label-cell-address="Sheet1.C1:Sheet1.C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Sheet1.B1:Sheet1.B1</svg:desc>
                </draw:g>
              </table:table-cell>
              <table:table-cell office:value-type="string">
                <text:p>Valid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w Convolutions and Few Dense Layers</text:p>
                <draw:g>
                  <svg:desc>Sheet1.A2:Sheet1.A8</svg:desc>
                </draw:g>
              </table:table-cell>
              <table:table-cell office:value-type="float" office:value="58">
                <text:p>58</text:p>
                <draw:g>
                  <svg:desc>Sheet1.B2:Sheet1.B8</svg:desc>
                </draw:g>
              </table:table-cell>
              <table:table-cell office:value-type="float" office:value="56">
                <text:p>56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Medium Convolutions Few Dense Layers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edium Convolutions Medium Dense Layers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Medium Convolutions Few Dense Layers with larger Convolutions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edium Large Convolutions Many Dense Layers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Many Large Convolutions, Medium Dense Layers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everse Many Large Convolutions, Medium Dense 9.5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4.995cm" xlink:href=".." xlink:type="simple" chart:class="chart:bar" chart:style-name="ch1">
        <chart:title svg:x="2.637cm" svg:y="0.235cm" chart:style-name="ch2">
          <text:p>Validation and Training Accuracy for Different Models</text:p>
        </chart:title>
        <chart:legend chart:legend-position="end" svg:x="13.736cm" svg:y="1.949cm" style:legend-expansion="high" chart:style-name="ch3"/>
        <chart:plot-area chart:style-name="ch4" table:cell-range-address="Sheet1.A11:Sheet1.C18" chart:data-source-has-labels="both" svg:x="0.319cm" svg:y="1.113cm" svg:width="13.098cm" svg:height="3.783cm">
          <chart:coordinate-region svg:x="1.126cm" svg:y="1.312cm" svg:width="12.291cm" svg:height="2.937cm"/>
          <chart:axis chart:dimension="x" chart:name="primary-x" chart:style-name="ch5" chartooo:axis-type="auto">
            <chartooo:date-scale/>
            <chart:categories table:cell-range-address="Sheet1.A12:Sheet1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B18" chart:label-cell-address="Sheet1.B11:Sheet1.B11" chart:class="chart:bar">
            <chart:data-point chart:repeated="7"/>
          </chart:series>
          <chart:series chart:style-name="ch9" chart:values-cell-range-address="Sheet1.C12:Sheet1.C18" chart:label-cell-address="Sheet1.C11:Sheet1.C1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Sheet1.B11:Sheet1.B11</svg:desc>
                </draw:g>
              </table:table-cell>
              <table:table-cell office:value-type="string">
                <text:p>Validation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2:Sheet1.A18</svg:desc>
                </draw:g>
              </table:table-cell>
              <table:table-cell office:value-type="float" office:value="58">
                <text:p>58</text:p>
                <draw:g>
                  <svg:desc>Sheet1.B12:Sheet1.B18</svg:desc>
                </draw:g>
              </table:table-cell>
              <table:table-cell office:value-type="float" office:value="56">
                <text:p>56</text:p>
                <draw:g>
                  <svg:desc>Sheet1.C12:Sheet1.C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